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  <table:table-cell table:style-name="ce56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table:formula="of:=SUM([.L4:.L6])" office:value-type="float" office:value="100000" calcext:value-type="float">
            <text:p>10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26:.F2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2"/>
        </table:table-row>
        <table:table-row table:style-name="ro3">
          <table:table-cell table:number-columns-repeated="7"/>
          <table:table-cell table:style-name="ce2" table:formula="of:=SUM([.H4:.H29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118950" calcext:value-type="float">
            <text:p>1189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1:01:34.732199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30T11:09:36.015329152</dc:date>
    <meta:editing-duration>P12DT3H20M25S</meta:editing-duration>
    <meta:editing-cycles>3562</meta:editing-cycles>
    <meta:generator>LibreOffice/4.2.8.2$Linux_X86_64 LibreOffice_project/420m0$Build-2</meta:generator>
    <meta:document-statistic meta:table-count="22" meta:cell-count="10303" meta:object-count="0"/>
  </office:meta>
</office:document-meta>
</file>